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spreadsheet"/>
  <manifest:file-entry manifest:full-path="Configurations2/" manifest:media-type="application/vnd.sun.xml.ui.configuration"/>
  <manifest:file-entry manifest:full-path="Configurations2/accelerator/current.xml" manifest:media-type="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Arial1" svg:font-family="Arial"/>
    <style:font-face style:font-family-generic="swiss" style:font-pitch="variable" style:name="Arial" svg:font-family="Arial"/>
    <style:font-face style:font-family-generic="system" style:font-pitch="variable" style:name="Segoe UI" svg:font-family="'Segoe UI'"/>
    <style:font-face style:font-family-generic="system" style:font-pitch="variable" style:name="Tahoma" svg:font-family="Tahoma"/>
  </office:font-face-decls>
  <office:automatic-styles>
    <style:style style:family="table-column" style:name="co1">
      <style:table-column-properties fo:break-before="auto" style:column-width="2.249cm"/>
    </style:style>
    <style:style style:family="table-column" style:name="co2">
      <style:table-column-properties fo:break-before="auto" style:column-width="3.373cm"/>
    </style:style>
    <style:style style:family="table-column" style:name="co3">
      <style:table-column-properties fo:break-before="auto" style:column-width="4.008cm"/>
    </style:style>
    <style:style style:family="table-column" style:name="co4">
      <style:table-column-properties fo:break-before="auto" style:column-width="2.258cm"/>
    </style:style>
    <style:style style:family="table-row" style:name="ro1">
      <style:table-row-properties fo:break-before="auto" style:row-height="0.473cm" style:use-optimal-row-height="true"/>
    </style:style>
    <style:style style:family="table-row" style:name="ro2">
      <style:table-row-properties fo:break-before="auto" style:row-height="0.453cm" style:use-optimal-row-height="true"/>
    </style:style>
    <style:style style:family="table" style:master-page-name="PageStyle_5f_DVD_20_domácí" style:name="ta1">
      <style:table-properties style:writing-mode="lr-tb" table:display="true"/>
    </style:style>
    <style:style style:family="table" style:master-page-name="PageStyle_5f_DivX_20_DVD" style:name="ta2">
      <style:table-properties style:writing-mode="lr-tb" table:display="true"/>
    </style:style>
    <style:style style:family="table" style:master-page-name="PageStyle_5f_List15" style:name="ta3">
      <style:table-properties style:writing-mode="lr-tb" table:display="true"/>
    </style:style>
    <style:style style:family="graphic" style:name="gr1">
      <style:graphic-properties draw:auto-grow-height="true" draw:auto-grow-width="false" draw:caption-escape-direction="auto" draw:fill="solid" draw:fill-color="#ffffc0" draw:marker-start="Arrowheads_20_1" draw:marker-start-center="false" draw:marker-start-width="0.2cm" draw:shadow="hidden" draw:shadow-offset-x="0.1cm" draw:shadow-offset-y="0.1cm" fo:min-height="3.951cm" fo:padding-bottom="0.1cm" fo:padding-left="0.1cm" fo:padding-right="0.1cm" fo:padding-top="0.1cm"/>
    </style:style>
    <style:style style:family="graphic" style:name="gr2">
      <style:graphic-properties draw:auto-grow-height="true" draw:auto-grow-width="false" draw:caption-escape-direction="auto" draw:fill="solid" draw:fill-color="#ffffc0" draw:marker-start="Arrowheads_20_1" draw:marker-start-center="false" draw:marker-start-width="0.2cm" draw:shadow="hidden" draw:shadow-offset-x="0.1cm" draw:shadow-offset-y="0.1cm" fo:min-height="8.174cm" fo:padding-bottom="0.1cm" fo:padding-left="0.1cm" fo:padding-right="0.1cm" fo:padding-top="0.1cm"/>
    </style:style>
    <style:style style:family="paragraph" style:name="P1">
      <style:paragraph-properties style:line-break="normal" style:text-autospace="none" style:writing-mode="page"/>
      <style:text-properties fo:country="CZ" fo:font-size="10pt" fo:font-style="normal" fo:font-weight="normal" fo:hyphenate="false" fo:language="cs" fo:text-shadow="none" style:country-asian="CN" style:country-complex="IN" style:font-name="Arial1" style:font-name-asian="Arial1" style:font-name-complex="Tahoma" style:font-relief="none" style:font-size-asian="10pt" style:font-size-complex="10pt" style:font-style-asian="normal" style:font-style-complex="normal" style:font-weight-asian="normal" style:font-weight-complex="normal" style:language-asian="zh" style:language-complex="hi" style:text-emphasize="none" style:text-line-through-mode="continuous" style:text-line-through-style="none" style:text-outline="false" style:text-overline-color="font-color" style:text-overline-mode="continuous" style:text-overline-style="none" style:text-underline-mode="continuous" style:text-underline-style="none"/>
    </style:style>
    <style:style style:family="text" style:name="T1">
      <style:text-properties fo:country="CZ" fo:font-size="10pt" fo:font-style="normal" fo:font-weight="normal" fo:language="cs" fo:text-shadow="none" style:country-asian="CN" style:country-complex="IN" style:font-name="Arial1" style:font-name-asian="Arial1" style:font-name-complex="Tahoma" style:font-relief="none" style:font-size-asian="10pt" style:font-size-complex="10pt" style:font-style-asian="normal" style:font-style-complex="normal" style:font-weight-asian="normal" style:font-weight-complex="normal" style:language-asian="zh" style:language-complex="hi" style:text-emphasize="none" style:text-line-through-mode="continuous" style:text-line-through-style="none" style:text-outline="false" style:text-overline-color="font-color" style:text-overline-mode="continuous" style:text-overline-style="none" style:text-underline-mode="continuous" style:text-underline-style="none"/>
    </style:style>
    <text:list-style style:name="L1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6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7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8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9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10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11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1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13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14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style:style style:family="table" style:name="abff746">
      <style:table-properties style:width="6.692in" table:align="margins"/>
    </style:style>
    <style:style style:family="table-column" style:name="ab67017"/>
  </office:automatic-styles>
  <office:body>
    <office:spreadsheet>
      <table:table table:name="BlueRay" table:print="false" table:style-name="ta1">
        <office:forms form:apply-design-mode="false" form:automatic-focus="false"/>
        <table:table-column table:default-cell-style-name="Default" table:style-name="co1"/>
        <table:table-column table:default-cell-style-name="Default" table:style-name="co2"/>
        <table:table-column table:default-cell-style-name="Default" table:style-name="co3"/>
        <table:table-column table:default-cell-style-name="Default" table:number-columns-repeated="253" table:style-name="co1"/>
        <table:table-row table:style-name="ro1">
          <table:table-cell office:value="1" office:value-type="float">
            <text:p>1</text:p>
          </table:table-cell>
          <table:table-cell office:value-type="string">
            <office:annotation draw:caption-point-x="-0.027cm" draw:caption-point-y="-0.123cm" draw:style-name="gr1" draw:text-style-name="P1" svg:height="4.151cm" svg:width="5.777cm" svg:x="5.638cm" svg:y="0.133cm">
              <dc:date>2013-06-27T00:00:00</dc:date>
              <text:p text:style-name="P1"><text:span text:style-name="T1">&lt;multimediaData&gt; <text:s/></text:span></text:p>
              <text:p text:style-name="P1"><text:span text:style-name="T1"><text:s text:c="2"/></text:span><text:span text:style-name="T1">&lt;data name="genre"&gt;Action&lt;/data&gt;</text:span></text:p>
              <text:p text:style-name="P1"><text:span text:style-name="T1"><text:s text:c="2"/></text:span><text:span text:style-name="T1">&lt;data name="codec"&gt;H.264&lt;/data&gt;</text:span></text:p>
              <text:p text:style-name="P1"><text:span text:style-name="T1"><text:s text:c="2"/></text:span><text:span text:style-name="T1">&lt;data name="container"&gt;3gp&lt;/data&gt;</text:span></text:p>
              <text:p text:style-name="P1"><text:span text:style-name="T1"><text:s text:c="2"/></text:span><text:span text:style-name="T1">&lt;data name="bitrate"&gt;16 kbit/s&lt;/data&gt;</text:span></text:p>
              <text:p text:style-name="P1"><text:span text:style-name="T1">&lt;/multimediaData&gt;</text:span></text:p>
            </office:annotation>
            <text:p>Casino royale</text:p>
          </table:table-cell>
          <table:table-cell office:value-type="string">
            <text:p>Quantum of solace</text:p>
          </table:table-cell>
          <table:table-cell office:value-type="string">
            <office:annotation draw:caption-point-x="-0.61cm" draw:caption-point-y="0.01cm" draw:style-name="gr2" draw:text-style-name="P1" svg:height="8.374cm" svg:width="12.633cm" svg:x="12.478cm" svg:y="0cm">
              <dc:date>2013-06-27T00:00:00</dc:date>
              <text:p text:style-name="P1"><text:span text:style-name="T1">&lt;multimediaData&gt; <text:s/></text:span></text:p>
              <text:p text:style-name="P1"><text:span text:style-name="T1"><text:s text:c="2"/></text:span><text:span text:style-name="T1">&lt;data name="genre"&gt;Action&lt;/data&gt;</text:span></text:p>
              <text:p text:style-name="P1"><text:span text:style-name="T1"><text:s text:c="2"/></text:span><text:span text:style-name="T1">&lt;data name="codec"&gt;H.264&lt;/data&gt;</text:span></text:p>
              <text:p text:style-name="P1"><text:span text:style-name="T1"><text:s text:c="2"/></text:span><text:span text:style-name="T1">&lt;data name="container"&gt;3gp&lt;/data&gt;</text:span></text:p>
              <text:p text:style-name="P1"><text:span text:style-name="T1"><text:s text:c="2"/></text:span><text:span text:style-name="T1">&lt;data name="bitrate"&gt;16 kbit/s&lt;/data&gt;</text:span></text:p>
              <text:p text:style-name="P1"><text:span text:style-name="T1"><text:s text:c="2"/></text:span><text:span text:style-name="T1">&lt;data name="csfdRating"&gt;81%&lt;/data&gt;</text:span></text:p>
              <text:p text:style-name="P1"><text:span text:style-name="T1"><text:s text:c="2"/></text:span><text:span text:style-name="T1">&lt;data name="length"&gt;143 min&lt;/data&gt;</text:span></text:p>
              <text:p text:style-name="P1"><text:span text:style-name="T1">&lt;/multimediaData&gt;</text:span></text:p>
            </office:annotation>
            <text:p>Skyfall</text:p>
          </table:table-cell>
          <table:table-cell table:number-columns-repeated="252"/>
        </table:table-row>
        <table:table-row table:style-name="ro1">
          <table:table-cell office:value="2" office:value-type="float">
            <text:p>2</text:p>
          </table:table-cell>
          <table:table-cell office:value-type="string">
            <text:p>Forest Gump</text:p>
          </table:table-cell>
          <table:table-cell office:value="300" office:value-type="float">
            <text:p>300</text:p>
          </table:table-cell>
          <table:table-cell office:value-type="string">
            <text:p>Hobit</text:p>
          </table:table-cell>
          <table:table-cell table:number-columns-repeated="252"/>
        </table:table-row>
        <table:table-row table:style-name="ro1">
          <table:table-cell office:value="3" office:value-type="float">
            <text:p>3</text:p>
          </table:table-cell>
          <table:table-cell office:value-type="string">
            <text:p>Lord of the Rings</text:p>
          </table:table-cell>
          <table:table-cell table:number-columns-repeated="254"/>
        </table:table-row>
        <table:table-row table:style-name="ro1">
          <table:table-cell office:value="4" office:value-type="float">
            <text:p>4</text:p>
          </table:table-cell>
          <table:table-cell office:value-type="string">
            <text:p>Pulp Fiction</text:p>
          </table:table-cell>
          <table:table-cell office:value-type="string">
            <text:p>Django Unchained</text:p>
          </table:table-cell>
          <table:table-cell office:value-type="string">
            <text:p>Kill Bill</text:p>
          </table:table-cell>
          <table:table-cell table:number-columns-repeated="252"/>
        </table:table-row>
        <table:table-row table:style-name="ro1">
          <table:table-cell office:value="5" office:value-type="float">
            <text:p>5</text:p>
          </table:table-cell>
          <table:table-cell office:value-type="string">
            <text:p>Inglourious Basterds</text:p>
          </table:table-cell>
          <table:table-cell table:number-columns-repeated="254"/>
        </table:table-row>
        <table:table-row>
          <table:table-cell office:value="9.0" office:value-type="float">
            <text:p>9.0</text:p>
          </table:table-cell>
          <table:table-cell office:string-value="Avengers" office:value-type="string">
            <text:p>Avengers</text:p>
            <office:annotation>
              <text:p/>
              <dc:creator>Ori</dc:creator>
              <dc:date>2013-06-27T16:38:59</dc:date>
            </office:annotation>
          </table:table-cell>
          <table:table-cell table:number-columns-repeated="254"/>
        </table:table-row>
      </table:table>
      <table:table table:name="DivX DVD" table:print="false" table:style-name="ta2">
        <table:table-column table:default-cell-style-name="Default" table:number-columns-repeated="256" table:style-name="co1"/>
        <table:table-row table:style-name="ro2">
          <table:table-cell table:number-columns-repeated="256"/>
        </table:table-row>
      </table:table>
      <table:table table:name="Pracovni DVD" table:print="false" table:style-name="ta3">
        <office:forms form:apply-design-mode="false" form:automatic-focus="false"/>
        <table:table-column table:default-cell-style-name="Default" table:number-columns-repeated="256" table:style-name="co1"/>
        <table:table-row table:style-name="ro2">
          <table:table-cell table:number-columns-repeated="256"/>
        </table:table-row>
      </table:table>
      <table:named-expressions/>
      <table:table table:name="Martin DVD" table:style-name="abff746">
        <table:table-column table:number-columns-repeated="5" table:style-name="ab67017"/>
        <table:table-row>
          <table:table-cell office:value="1.0" office:value-type="float">
            <text:p>1.0</text:p>
          </table:table-cell>
          <table:table-cell office:string-value="Sněhurka" office:value-type="string">
            <text:p>Sněhurka</text:p>
            <office:annotation>
              <text:p/>
              <dc:creator>Ori</dc:creator>
              <dc:date>2013-06-27T16:39:44</dc:date>
            </office:annotation>
          </table:table-cell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1" svg:font-family="Arial"/>
    <style:font-face style:font-family-generic="swiss" style:font-pitch="variable" style:name="Arial" svg:font-family="Arial"/>
    <style:font-face style:font-family-generic="system" style:font-pitch="variable" style:name="Segoe UI" svg:font-family="'Segoe UI'"/>
    <style:font-face style:font-family-generic="system" style:font-pitch="variable" style:name="Tahoma" svg:font-family="Tahoma"/>
  </office:font-face-decls>
  <office:styles>
    <style:default-style style:family="table-cell">
      <style:paragraph-properties style:tab-stop-distance="1.25cm"/>
      <style:text-properties fo:country="CZ" fo:language="cs" style:country-asian="CN" style:country-complex="IN" style:font-name="Arial" style:font-name-asian="Segoe UI" style:font-name-complex="Tahoma" style:language-asian="zh" style:language-complex="hi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7P0" style:volatile="true">
      <number:number number:decimal-places="2" number:grouping="true" number:min-integer-digits="1"/>
      <number:text> </number:text>
      <number:currency-symbol number:country="CZ" number:language="cs">Kč</number:currency-symbol>
    </number:currency-style>
    <number:currency-style style:name="N107">
      <style:text-properties fo:color="#ff0000"/>
      <number:text>-</number:text>
      <number:number number:decimal-places="2" number:grouping="true" number:min-integer-digits="1"/>
      <number:text> </number:text>
      <number:currency-symbol number:country="CZ" number:language="cs">Kč</number:currency-symbol>
      <style:map style:apply-style-name="N107P0" style:condition="value()&gt;=0"/>
    </number:currency-style>
    <number:number-style style:name="N111P0" style:volatile="true">
      <number:text>Kč </number:text>
      <number:number number:decimal-places="0" number:grouping="true" number:min-integer-digits="1"/>
      <number:text> </number:text>
    </number:number-style>
    <number:number-style style:name="N111P1" style:volatile="true">
      <number:text>Kč (</number:text>
      <number:number number:decimal-places="0" number:grouping="true" number:min-integer-digits="1"/>
      <number:text>)</number:text>
    </number:number-style>
    <number:number-style style:name="N111P2" style:volatile="true">
      <number:text>Kč- </number:text>
    </number:number-style>
    <number:text-style style:name="N111">
      <number:text-content/>
      <number:text> </number:text>
      <style:map style:apply-style-name="N111P0" style:condition="value()&gt;0"/>
      <style:map style:apply-style-name="N111P1" style:condition="value()&lt;0"/>
      <style:map style:apply-style-name="N111P2" style:condition="value()=0"/>
    </number:text-style>
    <number:number-style style:name="N115P0" style:volatile="true">
      <number:text>  </number:text>
      <number:number number:decimal-places="0" number:grouping="true" number:min-integer-digits="1"/>
      <number:text> </number:text>
    </number:number-style>
    <number:number-style style:name="N115P1" style:volatile="true">
      <number:text>  (</number:text>
      <number:number number:decimal-places="0" number:grouping="true" number:min-integer-digits="1"/>
      <number:text>)</number:text>
    </number:number-style>
    <number:number-style style:name="N115P2" style:volatile="true">
      <number:text> - </number:text>
    </number:number-style>
    <number:text-style style:name="N115">
      <number:text-content/>
      <number:text> </number:text>
      <style:map style:apply-style-name="N115P0" style:condition="value()&gt;0"/>
      <style:map style:apply-style-name="N115P1" style:condition="value()&lt;0"/>
      <style:map style:apply-style-name="N115P2" style:condition="value()=0"/>
    </number:text-style>
    <number:number-style style:name="N118P0" style:volatile="true">
      <number:text>Kč </number:text>
      <number:number number:decimal-places="2" number:grouping="true" number:min-integer-digits="1"/>
      <number:text> </number:text>
    </number:number-style>
    <number:number-style style:name="N118P1" style:volatile="true">
      <number:text>Kč (</number:text>
      <number:number number:decimal-places="2" number:grouping="true" number:min-integer-digits="1"/>
      <number:text>)</number:text>
    </number:number-style>
    <number:number-style style:name="N118P2" style:volatile="true">
      <number:text>Kč- </number:text>
    </number:number-style>
    <number:text-style style:name="N118">
      <number:text-content/>
      <number:text> </number:text>
      <style:map style:apply-style-name="N118P0" style:condition="value()&gt;0"/>
      <style:map style:apply-style-name="N118P1" style:condition="value()&lt;0"/>
      <style:map style:apply-style-name="N118P2" style:condition="value()=0"/>
    </number:text-style>
    <number:number-style style:name="N121P0" style:volatile="true">
      <number:text>  </number:text>
      <number:number number:decimal-places="2" number:grouping="true" number:min-integer-digits="1"/>
      <number:text> </number:text>
    </number:number-style>
    <number:number-style style:name="N121P1" style:volatile="true">
      <number:text>  (</number:text>
      <number:number number:decimal-places="2" number:grouping="true" number:min-integer-digits="1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apply-style-name="N121P0" style:condition="value()&gt;0"/>
      <style:map style:apply-style-name="N121P1" style:condition="value()&lt;0"/>
      <style:map style:apply-style-name="N121P2" style:condition="value()=0"/>
    </number:text-style>
    <style:style style:data-style-name="N0" style:family="table-cell" style:name="Default">
      <style:table-cell-properties fo:background-color="transparent" style:cell-protect="protected" style:print-content="true" style:vertical-align="middle"/>
      <style:text-properties fo:font-size="10pt" fo:font-style="normal" fo:font-weight="normal" style:font-name="Arial1" style:font-name-asian="Arial1" style:font-size-asian="10pt" style:font-size-complex="10pt" style:font-style-asian="normal" style:font-style-complex="normal" style:font-weight-asian="normal" style:font-weight-complex="normal" style:text-line-through-style="none" style:text-underline-style="none" style:use-window-font-color="true"/>
    </style:style>
    <style:style style:family="table-cell" style:name="Result" style:parent-style-name="Default">
      <style:text-properties fo:font-style="italic" fo:font-weight="bold" style:text-underline-color="font-color" style:text-underline-style="solid" style:text-underline-width="auto"/>
    </style:style>
    <style:style style:data-style-name="N107" style:family="table-cell" style:name="Result2" style:parent-style-name="Result"/>
    <style:style style:family="table-cell" style:name="Heading" style:parent-style-name="Default">
      <style:table-cell-properties style:repeat-content="false" style:text-align-source="fix"/>
      <style:paragraph-properties fo:text-align="center"/>
      <style:text-properties fo:font-size="16pt" fo:font-style="italic" fo:font-weight="bold"/>
    </style:style>
    <style:style style:family="table-cell" style:name="Heading1" style:parent-style-name="Heading">
      <style:table-cell-properties style:rotation-angle="90"/>
    </style:style>
    <style:style style:data-style-name="N10" style:family="table-cell" style:name="Percent" style:parent-style-name="Default"/>
    <style:style style:data-style-name="N121" style:family="table-cell" style:name="Currency" style:parent-style-name="Default"/>
    <style:style style:data-style-name="N115" style:display-name="Currency [0]" style:family="table-cell" style:name="Currency_20__5b_0_5d_" style:parent-style-name="Default"/>
    <style:style style:data-style-name="N118" style:family="table-cell" style:name="Comma" style:parent-style-name="Default"/>
    <style:style style:data-style-name="N111" style:display-name="Comma [0]" style:family="table-cell" style:name="Comma_20__5b_0_5d_" style:parent-style-name="Default"/>
    <draw:marker draw:display-name="Arrowheads 1" draw:name="Arrowheads_20_1" svg:d="m10 0-10 30h20z" svg:viewBox="0 0 20 30"/>
  </office:styles>
  <office:automatic-styles>
    <style:page-layout style:name="Mpm1">
      <style:page-layout-properties style:writing-mode="lr-tb"/>
      <style:header-style>
        <style:header-footer-properties fo:margin-bottom="0.25cm" fo:margin-left="0cm" fo:margin-right="0cm" fo:min-height="0.75cm"/>
      </style:header-style>
      <style:footer-style>
        <style:header-footer-properties fo:margin-left="0cm" fo:margin-right="0cm" fo:margin-top="0.25cm" fo:min-height="0.75cm"/>
      </style:footer-style>
    </style:page-layout>
    <style:page-layout style:name="Mpm2">
      <style:page-layout-properties style:writing-mode="lr-tb"/>
      <style:header-style>
        <style:header-footer-properties fo:background-color="#c0c0c0" fo:border="2.49pt solid #000000" fo:margin-bottom="0.25cm" fo:margin-left="0cm" fo:margin-right="0cm" fo:min-height="0.75cm" fo:padding="0.018cm">
          <style:background-image/>
        </style:header-footer-properties>
      </style:header-style>
      <style:footer-style>
        <style:header-footer-properties fo:background-color="#c0c0c0" fo:border="2.49pt solid #000000" fo:margin-left="0cm" fo:margin-right="0cm" fo:margin-top="0.25cm" fo:min-height="0.75cm" fo:padding="0.018cm">
          <style:background-image/>
        </style:header-footer-properties>
      </style:footer-style>
    </style:page-layout>
    <style:page-layout style:name="Mpm3">
      <style:page-layout-properties fo:margin-bottom="1.27cm" fo:margin-left="1.905cm" fo:margin-right="1.905cm" fo:margin-top="1.27cm" fo:page-height="29.693cm" fo:page-width="21.006cm" style:first-page-number="continue" style:num-format="1" style:print="zero-values" style:print-orientation="portrait" style:print-page-order="ttb" style:scale-to="100%"/>
      <style:header-style>
        <style:header-footer-properties fo:margin-bottom="0cm" fo:margin-left="0cm" fo:margin-right="0cm" fo:min-height="1.27cm"/>
      </style:header-style>
      <style:footer-style>
        <style:header-footer-properties fo:margin-left="0cm" fo:margin-right="0cm" fo:margin-top="0cm" fo:min-height="1.27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27">00.00.0000</text:date>, <text:time style:data-style-name="N2" text:time-value="0000-00-00T16:21:32.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display-name="PageStyle_DVD domácí" style:name="PageStyle_5f_DVD_20_domácí" style:page-layout-name="Mpm3">
      <style:header style:display="false"/>
      <style:header-left style:display="false"/>
      <style:footer style:display="false"/>
      <style:footer-left style:display="false"/>
    </style:master-page>
    <style:master-page style:display-name="PageStyle_DivX DVD" style:name="PageStyle_5f_DivX_20_DVD" style:page-layout-name="Mpm3">
      <style:header style:display="false"/>
      <style:header-left style:display="false"/>
      <style:footer style:display="false"/>
      <style:footer-left style:display="false"/>
    </style:master-page>
    <style:master-page style:display-name="PageStyle_List8" style:name="PageStyle_5f_List8" style:page-layout-name="Mpm3">
      <style:header style:display="false"/>
      <style:header-left style:display="false"/>
      <style:footer style:display="false"/>
      <style:footer-left style:display="false"/>
    </style:master-page>
    <style:master-page style:display-name="PageStyle_List9" style:name="PageStyle_5f_List9" style:page-layout-name="Mpm3">
      <style:header style:display="false"/>
      <style:header-left style:display="false"/>
      <style:footer style:display="false"/>
      <style:footer-left style:display="false"/>
    </style:master-page>
    <style:master-page style:display-name="PageStyle_List10" style:name="PageStyle_5f_List10" style:page-layout-name="Mpm3">
      <style:header style:display="false"/>
      <style:header-left style:display="false"/>
      <style:footer style:display="false"/>
      <style:footer-left style:display="false"/>
    </style:master-page>
    <style:master-page style:display-name="PageStyle_List11" style:name="PageStyle_5f_List11" style:page-layout-name="Mpm3">
      <style:header style:display="false"/>
      <style:header-left style:display="false"/>
      <style:footer style:display="false"/>
      <style:footer-left style:display="false"/>
    </style:master-page>
    <style:master-page style:display-name="PageStyle_List12" style:name="PageStyle_5f_List12" style:page-layout-name="Mpm3">
      <style:header style:display="false"/>
      <style:header-left style:display="false"/>
      <style:footer style:display="false"/>
      <style:footer-left style:display="false"/>
    </style:master-page>
    <style:master-page style:display-name="PageStyle_List13" style:name="PageStyle_5f_List13" style:page-layout-name="Mpm3">
      <style:header style:display="false"/>
      <style:header-left style:display="false"/>
      <style:footer style:display="false"/>
      <style:footer-left style:display="false"/>
    </style:master-page>
    <style:master-page style:display-name="PageStyle_List14" style:name="PageStyle_5f_List14" style:page-layout-name="Mpm3">
      <style:header style:display="false"/>
      <style:header-left style:display="false"/>
      <style:footer style:display="false"/>
      <style:footer-left style:display="false"/>
    </style:master-page>
    <style:master-page style:display-name="PageStyle_List15" style:name="PageStyle_5f_List15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6-27T16:30:43.28</dc:date>
    <meta:editing-duration>P0D</meta:editing-duration>
    <meta:editing-cycles>6</meta:editing-cycles>
    <meta:generator>LibreOffice/4.0.4.2$Windows_x86 LibreOffice_project/9e9821abd0ffdbc09cd8c52eaa574fa09eb08f2</meta:generator>
    <meta:document-statistic meta:table-count="3" meta:cell-count="16" meta:object-count="0"/>
  </office:meta>
</office:document-meta>
</file>